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paragraph-rsid="001963a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style:font-name="TImes New Roman" officeooo:paragraph-rsid="001b27da"/>
    </style:style>
    <style:style style:name="P7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holas (Nick) Liu</text:p>
      <text:p text:style-name="P1">London, Essex and Remote</text:p>
      <text:p text:style-name="P2">LinkedIn: <text:a xlink:type="simple" xlink:href="http://www.linkedin.com/in/nicholas-l-675502284" text:style-name="Internet_20_link" text:visited-style-name="Visited_20_Internet_20_Link">www.linkedin.com/in/nicholas-l-675502284</text:a><text:span text:style-name="T1"><text:tab/><text:tab/></text:span>WhatsApp: +447767717597</text:p>
      <text:p text:style-name="P3">Website: <text:a xlink:type="simple" xlink:href="https://githubuser7461399.github.io/" text:style-name="Internet_20_link" text:visited-style-name="Visited_20_Internet_20_Link">https://githubuser7461399.github.io/</text:a><text:span text:style-name="T1"><text:tab/><text:tab/></text:span>Email: lnicholas2025@outlook.com</text:p>
      <text:p text:style-name="P4">Experienced programmer and dedicated learner at Birkbeck University of London, specialising in</text:p>
      <text:p text:style-name="P4">computing with focus on Data Science, Web Science, Cybersecurity. and Software Engineering. I</text:p>
      <text:p text:style-name="P4">am passionate and qualified in these fields, having done modules as well as teaching of the subjects</text:p>
      <text:p text:style-name="P4">in university, alongside research and study for OWASP Secure Software Developer and CompTIA</text:p>
      <text:p text:style-name="P4">Security+ certifications.</text:p>
      <text:p text:style-name="P4">Beyond these, I have many years of experience in 2D and 3D design work, having done</text:p>
      <text:p text:style-name="P4">commission work in Architecture Visualisation, website design and frontend, album cover art, as</text:p>
      <text:p text:style-name="P4">well as soft and hard surface modelling in industry standard software both for UK and overseas</text:p>
      <text:p text:style-name="P4">clients. Currently, I'm using these skills to develop an online business on Etsy.</text:p>
      <text:p text:style-name="P4">As a practitioner in my fields of expertise, I am interested and qualified in both using my skills in a</text:p>
      <text:p text:style-name="P4">workplace environment and educating others within a wide age range. Currently, as a university</text:p>
      <text:p text:style-name="P4">student who takes evening lectures, I am looking for part-time work during daytime hours and</text:p>
      <text:p text:style-name="P4">weekends.</text:p>
      <text:p text:style-name="P5">KEY SKILLS AND AREAS OF EXPERTIS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Full-Stack Development</text:p>
          </table:table-cell>
          <table:table-cell table:style-name="Table1.A1" office:value-type="string">
            <text:p text:style-name="P4">Project Management</text:p>
          </table:table-cell>
          <table:table-cell table:style-name="Table1.A1" office:value-type="string">
            <text:p text:style-name="P6">Software Engineering, DevSecOps + AGILE Approach</text:p>
          </table:table-cell>
        </table:table-row>
        <table:table-row>
          <table:table-cell table:style-name="Table1.A1" office:value-type="string">
            <text:p text:style-name="P4">HTML/CSS/JS/PHP/SQL</text:p>
          </table:table-cell>
          <table:table-cell table:style-name="Table1.A1" office:value-type="string">
            <text:p text:style-name="P6">XAMPP + Nginx</text:p>
          </table:table-cell>
          <table:table-cell table:style-name="Table1.A1" office:value-type="string">
            <text:p text:style-name="P4">Solid Works</text:p>
          </table:table-cell>
        </table:table-row>
        <table:table-row>
          <table:table-cell table:style-name="Table1.A1" office:value-type="string">
            <text:p text:style-name="P6">Java</text:p>
          </table:table-cell>
          <table:table-cell table:style-name="Table1.A1" office:value-type="string">
            <text:p text:style-name="P4">Python</text:p>
          </table:table-cell>
          <table:table-cell table:style-name="Table1.A1" office:value-type="string">
            <text:p text:style-name="P4">DaVinci Resolve (Video editing)</text:p>
          </table:table-cell>
        </table:table-row>
        <table:table-row>
          <table:table-cell table:style-name="Table1.A1" office:value-type="string">
            <text:p text:style-name="P4">Cyber Vulnerability Assessment</text:p>
          </table:table-cell>
          <table:table-cell table:style-name="Table1.A1" office:value-type="string">
            <text:p text:style-name="P6">Cyber Risk Management</text:p>
          </table:table-cell>
          <table:table-cell table:style-name="Table1.A1" office:value-type="string">
            <text:p text:style-name="P4">Computer troubleshooting and repair</text:p>
          </table:table-cell>
        </table:table-row>
        <table:table-row>
          <table:table-cell table:style-name="Table1.A1" office:value-type="string">
            <text:p text:style-name="P6">Blender + Cinema4D</text:p>
          </table:table-cell>
          <table:table-cell table:style-name="Table1.A1" office:value-type="string">
            <text:p text:style-name="P4">Autodesk Ecosystem</text:p>
          </table:table-cell>
          <table:table-cell table:style-name="Table1.A1" office:value-type="string">
            <text:p text:style-name="P6"/>
          </table:table-cell>
        </table:table-row>
      </table:table>
      <text:p text:style-name="P4"/>
      <text:p text:style-name="P7">EXPERIENCE</text:p>
      <text:p text:style-name="P8"/>
      <text:p text:style-name="P8">Co-founder and Project Manager for Own Tiny Elephant Web-store<text:span text:style-name="T1"><text:tab/><text:tab/></text:span>2024 – 2025</text:p>
      <text:p text:style-name="P4">I, alongside a colleague of mine based in London founded an online web-store named Own Tiny</text:p>
      <text:p text:style-name="P4">Elephant, focusing on selling products related to education in the field of Computer Science. The</text:p>
      <text:p text:style-name="P4">Amazon storefront is available at:</text:p>
      <text:p text:style-name="P4">https://www.amazon.co.uk/s?me=A17LJUBUUIFP9C&amp;marketplaceID=A1F83G8C2ARO7P</text:p>
      <text:p text:style-name="P4"/>
      <text:p text:style-name="P8">Teaching Assistant at Young Coder’s Academy<text:span text:style-name="T1"><text:tab/><text:tab/><text:tab/><text:tab/><text:tab/></text:span>2022 – 2024</text:p>
      <text:p text:style-name="P4">I supervised and assisted teaching modules for children of ages 6-16 at Young Coders Academy that</text:p>
      <text:p text:style-name="P4">covered coding for children with Minecraft Education, Lua in Roblox Studio, as well as Lego</text:p>
      <text:p text:style-name="P4">Mindstorms EV3 units.</text:p>
      <text:p text:style-name="P4"/>
      <text:p text:style-name="P8">One to One Tutor<text:span text:style-name="T1"><text:tab/><text:tab/><text:tab/><text:tab/><text:tab/><text:tab/><text:tab/><text:tab/><text:tab/></text:span>2023 – Present</text:p>
      <text:p text:style-name="P4">I tutored students aged 14-17, as well as adults, both online and in person, on GCSE and High</text:p>
      <text:p text:style-name="P4">School level Computer Science and Hard-surface 3D design.</text:p>
      <text:p text:style-name="P4"/>
      <text:p text:style-name="P8">Competitor at the GAILA XR Asia Cup Challenge 2023<text:span text:style-name="T1"><text:tab/><text:tab/><text:tab/></text:span>May 2023</text:p>
      <text:p text:style-name="P4">I was chosen to represent my school as a competitor for the XR (Extended Reality) Asia cup</text:p>
      <text:p text:style-name="P4">challenge held at International School of Tianjin in collaboration with the Global Association for</text:p>
      <text:p text:style-name="P4">Immersive Learning Advancement. At International School of Tianjin, we were trained in a</text:p>
      <text:p text:style-name="P4">workshop session by experts in Extended Reality to use Flow Immersive for data visualisation</text:p>
      <text:p text:style-name="P4">applications.</text:p>
      <text:p text:style-name="P4"/>
      <text:p text:style-name="P8">Volunteer as Stock Manager and Retail Assistant<text:span text:style-name="T1"><text:tab/><text:tab/><text:tab/><text:tab/></text:span>2022 – 2024</text:p>
      <text:p text:style-name="P4">I volunteered to manage ordering and organising stockroom supplies, as well as retail assistance at a</text:p>
      <text:p text:style-name="P4">local café for 2 years to raise money for a local charity. Gained experience organising working</text:p>
      <text:p text:style-name="P4">rotas, restocking and organising supplies, as well as managing customer payments.</text:p>
      <text:p text:style-name="P4"/>
      <text:p text:style-name="P8">EDUCATION</text:p>
      <text:p text:style-name="P8"/>
      <text:p text:style-name="P8">B.Sc. Computing<text:span text:style-name="T1"><text:tab/><text:tab/><text:tab/><text:tab/><text:tab/><text:tab/><text:tab/><text:tab/><text:tab/></text:span>2024 - Present</text:p>
      <text:p text:style-name="P4">Bachelor's of Science in Computing at Birkbeck University of London, consolidating expertise in</text:p>
      <text:p text:style-name="P4">Data Structures and Algorithms, as well as Data Science.</text:p>
      <text:p text:style-name="P4"/>
      <text:p text:style-name="P8">IB Diploma Programme<text:span text:style-name="T1"><text:tab/><text:tab/><text:tab/><text:tab/><text:tab/><text:tab/></text:span>September 2022 – June 2024</text:p>
      <text:p text:style-name="P4">Passed International Baccalaureate Bilingual Diploma Programme with Extended Essay in</text:p>
      <text:p text:style-name="P4">Computer Science, writing papers focusing on machine learning for applications in image</text:p>
      <text:p text:style-name="P4">processing in TensorFlow, as well as documenting the development cycle of a personal project in</text:p>
      <text:p text:style-name="P4">Web Develop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20:15:25.598932992</meta:creation-date>
    <dc:date>2025-11-14T20:23:38.337971637</dc:date>
    <meta:editing-duration>PT8M11S</meta:editing-duration>
    <meta:editing-cycles>4</meta:editing-cycles>
    <meta:generator>LibreOffice/25.2.7.2$Linux_X86_64 LibreOffice_project/520$Build-2</meta:generator>
    <meta:document-statistic meta:table-count="1" meta:image-count="0" meta:object-count="0" meta:page-count="2" meta:paragraph-count="64" meta:word-count="542" meta:character-count="3726" meta:non-whitespace-character-count="3210"/>
  </office:meta>
</office:document-meta>
</file>